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ro27" style:family="table-row">
      <style:table-row-properties style:row-height="4.159cm" fo:break-before="auto" style:use-optimal-row-height="true"/>
    </style:style>
    <style:style style:name="ro28" style:family="table-row">
      <style:table-row-properties style:row-height="4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name-complex="Mangal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10:05:54.93">
            <text:p>0708 <text:s/>100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8T10:05:54.93">
            <text:p>2021/7/8 10:0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10:05:54.93">
            <text:p>0708 <text:s/>1005</text:p>
          </table:table-cell>
          <table:table-cell table:style-name="ce7" table:formula="of:=NOW()" office:value-type="date" office:date-value="2021-07-08T10:05:54.93">
            <text:p>0708 <text:s/>100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8T10:05:54.93">
            <text:p>0708 <text:s/>100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1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5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5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2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3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4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5T08:30:27.4">
            <text:p>0705</text:p>
          </table:table-cell>
          <table:table-cell table:style-name="ce9" office:value-type="string">
            <text:p>v-25</text:p>
          </table:table-cell>
          <table:table-cell table:style-name="ce18" office:value-type="string">
            <text:p>hôm nay, gió[wind thổi[blow mạnh[strong. / trời là rất lạnh[cold. lạnh quá[very. / trời mưa[rain. trời đang mưa. có[maybe~1 thể trời mưa. trời mưa, cố thể.</text:p>
          </table:table-cell>
          <table:table-cell table:style-name="ce22" office:value-type="string" table:number-columns-spanned="2" table:number-rows-spanned="1">
            <text:p>今日は、風が吹いている。とても寒いです。雨が降る。雨が降るかも知れ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5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7">
            <text:p>177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-24</text:p>
          </table:table-cell>
          <table:table-cell table:style-name="ce18" office:value-type="string">
            <text:p>hôm nay, chúng tôi có rất nhiều bê tông. / khi nào thì kết[end~1 thúc? / đó là một ngày dài. / nó nhiều hơn[more một chú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</text:p>
          </table:table-cell>
          <table:covered-table-cell table:style-name="ce22" office:value-type="string">
            <text:p>今日は、コンクリートがとても多い。いつ終わるか？長い一日です。あと少し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5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었다. 크로는, 하지만, 옹벽에 나오고 있었다. &lt;2&gt; 우산을 두었다. (2) 미케는 잠시 후 왔다. &lt;2&gt; 울타리를 통해 페이스트를 준다. &lt;3&gt; 종이 통을 사용해 고체도. (3) 크로는 먼저 지상에도 내려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5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21" office:value-type="string">
            <text:p>ល្អ / មិនល្អ</text:p>
          </table:table-cell>
          <table:table-cell table:style-name="ce22" office:value-type="string">
            <office:annotation office:display="true" draw:style-name="gr1" draw:text-style-name="P2" svg:width="2.899cm" svg:height="4.151cm" svg:x="28.457cm" svg:y="365.672cm" draw:caption-point-x="-4.254cm" draw:caption-point-y="1.639cm">
              <dc:creator>ik</dc:creator>
              <dc:date>2021-07-05T00:00:00</dc:date>
              <text:p text:style-name="P1"><text:span text:style-name="T1">khmer, tone number → kangtonese</text:span></text:p>
              <text:p text:style-name="P1"><text:span text:style-name="T1">1 high,flat</text:span></text:p>
              <text:p text:style-name="P1"><text:span text:style-name="T1">2 high,up</text:span></text:p>
              <text:p text:style-name="P1"><text:span text:style-name="T1">3 middle,flat</text:span></text:p>
              <text:p text:style-name="P1"><text:span text:style-name="T1">4 low,down</text:span></text:p>
              <text:p text:style-name="P1"><text:span text:style-name="T1">5 low,up</text:span></text:p>
              <text:p text:style-name="P1"><text:span text:style-name="T1">6 low,flat</text:span></text:p>
              <text:p text:style-name="P1"><text:span text:style-name="T1"/></text:p>
            </office:annotation>
            <text:p>lao5 / man6-lao5</text:p>
          </table:table-cell>
          <table:table-cell table:style-name="ce22" office:value-type="string">
            <text:p>good / not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3 au6-kon1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ឈ្មោះ។ ​​​ឈ្មោះ​。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19" office:value-type="string">
            <text:p>មួកសុវត្ថិភាព។ /​ មួកសុវត្ថិភាព。របស់អ្នក។</text:p>
          </table:table-cell>
          <table:table-cell table:style-name="ce22" office:value-type="string">
            <text:p>mu6o_k3-so6-wa_t6-te_t3-pie_t6 / (chmoo)-ro_b6-wan3-ne_k6</text:p>
          </table:table-cell>
          <table:table-cell table:style-name="ce22" office:value-type="string">
            <text:p>helmet. your helme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3">
            <text:p>183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czwar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górna warga. znowu, trochę, mięśni której wydaje się być silniejsze. ta nie rozpryskuje się, gdy wychodzi powietrze od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رابع من تموز (يوليو).</text:p>
          </table:table-cell>
          <table:table-cell table:style-name="ce22" office:value-type="string">
            <text:p>tamuwz / yuwliw</text:p>
          </table:table-cell>
          <table:table-cell table:style-name="ce22" office:value-type="string">
            <text:p>it was sunday, the fourth of jul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چهارم ماه ژوئيه بود.</text:p>
          </table:table-cell>
          <table:table-cell table:style-name="ce22" office:value-type="string">
            <text:p>juw'iy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7T09:39:31.42">
            <text:p>0707</text:p>
          </table:table-cell>
          <table:table-cell table:style-name="ce9" office:value-type="string">
            <text:p>v-23</text:p>
          </table:table-cell>
          <table:table-cell table:style-name="ce18" office:value-type="string">
            <text:p>hôm nay trời là rất nóng. / trời không có mây[clod. / ánh[light~1 sáng mặt[face trời[heaven mạnh[strong~1 mẽ / tôi uống nước rất nhiều.</text:p>
          </table:table-cell>
          <table:table-cell table:style-name="ce22" office:value-type="string" table:number-columns-spanned="2" table:number-rows-spanned="1">
            <text:p>今日はとても暑いです。/ 雲がありません。 / 日差しが強いです。 / I drink water very much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-64</text:p>
          </table:table-cell>
          <table:table-cell table:style-name="ce18" office:value-type="string">
            <text:p>buổi[session sáng[bright bắt[begin~1 đầu lúc[at mấy[how-many giờ[hour? / buổi chiều, bất đầu lúc mấy giờ? / buổi tối, lúc mấy giờ kết thúc?</text:p>
          </table:table-cell>
          <table:table-cell table:style-name="ce22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으로 도착할 무렵, 크로가 내려왔다. (2) 이어, 얼마 후, 미케가 왔다. (3) 잠시 마사지, "뒹굴". 그리고 돌아가기. &lt;2&gt; 크로를 안아하고. 미케는 옹벽 앞에서 안아하고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90">
            <text:p>190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 / អរគុណ.​ច្រើន។</text:p>
          </table:table-cell>
          <table:table-cell table:style-name="ce22" office:value-type="string">
            <text:p>au6kun3 chi6ran4</text:p>
          </table:table-cell>
          <table:table-cell table:style-name="ce22" office:value-type="string">
            <text:p>thank you. / thank you very much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លាហើយ។　/　ម្តងទៀត​　/　ជួបគ្នាម្តងទៀត។</text:p>
          </table:table-cell>
          <table:table-cell table:style-name="ce22" office:value-type="string">
            <text:p>li6-e3-hai3</text:p>
            <text:p>m6-tong3-tie3_t[again</text:p>
            <text:p>chuup6-ni6[see-you</text:p>
          </table:table-cell>
          <table:table-cell table:style-name="ce22" office:value-type="string">
            <text:p>see you.</text:p>
            <text:p>again.</text:p>
            <text:p>see you again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sz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w własnie ostatnim minucie, dźwięki wychodzili bardzo piękne. <text:s/>&lt;2&gt; kształt ust w tym chwili, to był : warga dolna, to został spuchnięta, z powodu napięcia mięśni. &lt;3&gt; i, część usta, tuż pod wargie dolnej, został podniosiona w góry, lekko. &lt;4&gt; wygląda to, że te podniosionienie sprawia, że dźwięk przechodzi w dźwięk "kan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95">
            <text:p>195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سادس من تموز.</text:p>
          </table:table-cell>
          <table:table-cell table:style-name="ce22"/>
          <table:table-cell table:style-name="ce22" office:value-type="string">
            <text:p>it was tuesday, the sixth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/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ميان وعده می خورم</text:p>
          </table:table-cell>
          <table:table-cell table:style-name="ce22" office:value-type="string">
            <text:p>miyaan / wa'ade[snack / mi'xoraan[eat</text:p>
          </table:table-cell>
          <table:table-cell table:style-name="ce22" office:value-type="string">
            <text:p>I eat snack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8">
            <text:p>198</text:p>
          </table:table-cell>
          <table:table-cell table:style-name="ce3"/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2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ឈ្មោះ។ / ឈ្មោះ​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/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វា​ក្តៅ។ / វា​ត្រជាក់។</text:p>
          </table:table-cell>
          <table:table-cell table:style-name="ce22" office:value-type="string">
            <text:p>vee3-k6tau3[it-is-hot / vee3-tra6_p-che6_k</text:p>
          </table:table-cell>
          <table:table-cell table:style-name="ce22" office:value-type="string">
            <text:p>it is hot. / it is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វា​ត្រជាក់។​　/　វាត្រជាក់ណាស់។</text:p>
          </table:table-cell>
          <table:table-cell table:style-name="ce24" office:value-type="string">
            <text:p>/ vee3-tra6_p-che6_k na1_k[very</text:p>
          </table:table-cell>
          <table:table-cell table:style-name="ce22" office:value-type="string">
            <text:p>it is cold.</text:p>
            <text:p>it is very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10:05:55.16">
            <text:p>0708 <text:s/>100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5">
            <text:p>205</text:p>
          </table:table-cell>
          <table:table-cell table:style-name="ce3"/>
          <table:table-cell table:style-name="ce6"/>
          <table:table-cell table:style-name="ce9" office:value-type="string">
            <text:p>a1</text:p>
          </table:table-cell>
          <table:table-cell table:style-name="ce18"/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6">
            <text:p>20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7">
            <text:p>20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8">
            <text:p>20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9">
            <text:p>20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0">
            <text:p>21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1">
            <text:p>21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2">
            <text:p>2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3">
            <text:p>2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4">
            <text:p>2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8T09:56:25.3">
            <text:p>0708 <text:s/>956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8T10:05:55.17">
            <text:p>0708 <text:s/>100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8T10:05:55.17">
            <text:p>0708 <text:s/>1005</text:p>
          </table:table-cell>
          <table:table-cell table:style-name="ce7" table:formula="of:=NOW()" office:value-type="date" office:date-value="2021-07-08T10:05:55.17">
            <text:p>0708 <text:s/>100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8T10:05:55.17">
            <text:p>0708 <text:s/>1005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2021/07/08</text:date>, <text:time>10:15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8T10:15:58.50</dc:date>
    <dc:creator>iwabuchi ken</dc:creator>
    <meta:editing-duration>P4DT9H39M21S</meta:editing-duration>
    <meta:editing-cycles>647</meta:editing-cycles>
    <meta:generator>OpenOffice/4.1.3$Win32 OpenOffice.org_project/413m1$Build-9783</meta:generator>
    <meta:document-statistic meta:table-count="2" meta:cell-count="1688" meta:object-count="0"/>
  </office:meta>
</office:document-meta>
</file>